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UNI (9-3)</text:p>
          </table:table-cell>
          <table:table-cell office:value-type="string">
            <text:p>25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 (3-9)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UNI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8</text:p>
          </table:table-cell>
          <table:table-cell office:value-type="string">
            <text:p>.26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41</text:p>
          </table:table-cell>
          <table:table-cell office:value-type="string">
            <text:p>.09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46</text:p>
          </table:table-cell>
          <table:table-cell office:value-type="string">
            <text:p>.13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8</text:p>
          </table:table-cell>
          <table:table-cell office:value-type="string">
            <text:p>.158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11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43</text:p>
          </table:table-cell>
          <table:table-cell office:value-type="string">
            <text:p>.16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07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.100</text:p>
          </table:table-cell>
        </table:table-row>
      </table:table>
      <table:table table:name="Sheet 2">
        <table:table-row>
          <table:table-cell office:value-type="string">
            <text:p>UNI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Johnson, Moriah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Weber, Bri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41</text:p>
          </table:table-cell>
          <table:table-cell office:value-type="string">
            <text:p>.14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Astor, Lexi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Sorge, Kendy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Hook, Heather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or, Karlie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40</text:p>
          </table:table-cell>
          <table:table-cell office:value-type="string">
            <text:p>.17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Seehase, Jaydlin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0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Thomas, Piper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23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Staack, Abbi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Hedges, Taylo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25</text:p>
          </table:table-cell>
          <table:table-cell office:value-type="string">
            <text:p>163</text:p>
          </table:table-cell>
          <table:table-cell office:value-type="string">
            <text:p>.160</text:p>
          </table:table-cell>
          <table:table-cell office:value-type="string">
            <text:p>49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83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5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-.10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.24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3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.3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11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41</text:p>
          </table:table-cell>
          <table:table-cell office:value-type="string">
            <text:p>.14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7</text:p>
          </table:table-cell>
          <table:table-cell office:value-type="string">
            <text:p>28</text:p>
          </table:table-cell>
          <table:table-cell office:value-type="string">
            <text:p>169</text:p>
          </table:table-cell>
          <table:table-cell office:value-type="string">
            <text:p>.112</text:p>
          </table:table-cell>
          <table:table-cell office:value-type="string">
            <text:p>45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